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" svg:font-family="Lucidasans, 'Times New Roman'"/>
    <style:font-face style:name="OpenSymbol1" svg:font-family="OpenSymbol"/>
    <style:font-face style:name="OpenSymbol" svg:font-family="OpenSymbol, 'Times New Roman'"/>
    <style:font-face style:name="Courier New" svg:font-family="'Courier New'" style:font-family-generic="modern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3"/>
    <style:style style:name="P2" style:family="paragraph" style:parent-style-name="Heading_20_1" style:master-page-name="Standard">
      <style:paragraph-properties style:page-number="auto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Meeting Agenda</text:h>
      <text:p text:style-name="Text_20_body">Location: 5217</text:p>
      <text:p text:style-name="Text_20_body">Date: 8/4 - 2011</text:p>
      <text:p text:style-name="Text_20_body">Time:09.40</text:p>
      <text:p text:style-name="Text_20_body">Facilitator: Jennifer Panditha</text:p>
      <text:p text:style-name="Text_20_body">Participants: Boel, Jennifer, Robert</text:p>
      <text:list xml:id="list35367118" text:style-name="L3">
        <text:list-item>
          <text:p text:style-name="P1">Objectives</text:p>
          <text:p text:style-name="P1">Make a sequence diagram</text:p>
          <text:p text:style-name="P1">Make a class diagram</text:p>
          <text:p text:style-name="P1">Action Controller</text:p>
          <text:p text:style-name="P1">Changes in RAD</text:p>
          <text:p text:style-name="P1">Changes in UseCases</text:p>
          <text:p text:style-name="P1">Complete usecase flow</text:p>
        </text:list-item>
        <text:list-item>
          <text:p text:style-name="P1">Reports</text:p>
          <text:p text:style-name="P1">A functioning GUI (without any implemented functionality)</text:p>
          <text:p text:style-name="P1">Started implementing the backend</text:p>
          <text:p text:style-name="P1">Implemented components</text:p>
          <text:p text:style-name="P1">A new test class for components</text:p>
          <text:p text:style-name="P1">Decided that closable panels should be replaced by a tree diagram</text:p>
          <text:p text:style-name="P1">Sketch of the system architecture </text:p>
          <text:p text:style-name="P1">Decided that we do not intend to use Jung Graphics for Java </text:p>
          <text:p text:style-name="P1"/>
        </text:list-item>
        <text:list-item>
          <text:p text:style-name="P1">From previous meetings, solved issues, e. t. c. , see 4</text:p>
        </text:list-item>
        <text:list-item>
          <text:p text:style-name="P1">Discussion items</text:p>
          <text:p text:style-name="P1">Action Controller and dependencies</text:p>
          <text:p text:style-name="P1">Class diagrams</text:p>
        </text:list-item>
        <text:list-item>
          <text:p text:style-name="P1">Outcomes and assignments</text:p>
          <text:p text:style-name="P1">A complete class diagram</text:p>
          <text:p text:style-name="P1">Action Controller uses the static type Action and anonymous classes are created for each use case.</text:p>
        </text:list-item>
        <text:list-item>
          <text:p text:style-name="P1">Wrap up</text:p>
          <text:p text:style-name="P1">Next meeting Tuesday 12/4-2011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" svg:font-family="Lucidasans, 'Times New Roman'"/>
    <style:font-face style:name="OpenSymbol1" svg:font-family="OpenSymbol"/>
    <style:font-face style:name="OpenSymbol" svg:font-family="OpenSymbol, 'Times New Roman'"/>
    <style:font-face style:name="Courier New" svg:font-family="'Courier New'" style:font-family-generic="modern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style:font-name="Nimbus Roman No9 L" fo:font-size="12pt" fo:language="en" fo:country="US" style:letter-kerning="true" style:font-name-asian="Nimbus Sans L" style:font-size-asian="12pt" style:font-name-complex="Nimbus Roman No9 L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_20__28_user_29_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"/>
    </style:style>
    <style:style style:name="Caption" style:family="paragraph" style:parent-style-name="Standard_20__28_user_29_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Lucidasans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Nimbus Roman No9 L" fo:font-size="12pt" fo:language="en" fo:country="US" style:letter-kerning="true" style:font-name-asian="Nimbus Sans L" style:font-size-asian="12pt" style:font-name-complex="Nimbus Roman No9 L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_20__28_user_29_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Nimbus Sans L" style:font-size-asian="14pt" style:font-name-complex="Lucida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weight="bold" style:font-weight-asian="bold" style:font-weight-complex="bold"/>
    </style:style>
    <style:style style:name="WW8Num1z0" style:family="text">
      <style:text-properties style:font-name="OpenSymbol" style:font-name-asian="OpenSymbol" style:font-name-complex="OpenSymbol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9z0" style:family="text">
      <style:text-properties style:font-name="OpenSymbol" style:font-name-asian="OpenSymbol" style:font-name-complex="OpenSymbol"/>
    </style:style>
    <style:style style:name="Standardstycketeckensnitt" style:family="text"/>
    <style:style style:name="Numbering_20_Symbols" style:display-name="Numbering Symbols" style:family="text"/>
    <style:style style:name="Bullet_20_Symbols_20__28_user_29_" style:display-name="Bullet Symbols (user)" style:family="text">
      <style:text-properties style:font-name="OpenSymbol" style:font-name-asian="OpenSymbol" style:font-name-complex="OpenSymbol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8Num1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8Num1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8Num1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8Num1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8Num1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8Num1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8Num9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8Num9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8Num9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8Num9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8Num9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8Num9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8Num9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8Num9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nnifer</meta:initial-creator>
    <meta:creation-date>2011-04-08T09:39:00</meta:creation-date>
    <dc:creator>Robert Kaufmann</dc:creator>
    <dc:date>2011-05-22T15:27:02.85</dc:date>
    <meta:editing-cycles>3</meta:editing-cycles>
    <meta:editing-duration>PT1H22M</meta:editing-duration>
    <meta:document-statistic meta:table-count="0" meta:image-count="0" meta:object-count="0" meta:page-count="1" meta:paragraph-count="30" meta:word-count="155" meta:character-count="885"/>
    <meta:generator>OpenOffice.org/3.3$Win32 OpenOffice.org_project/330m20$Build-9567</meta:generator>
    <meta:user-defined meta:name="Info 1"/>
    <meta:user-defined meta:name="Info 2"/>
    <meta:user-defined meta:name="Info 3"/>
    <meta:user-defined meta:name="Info 4"/>
  </office:meta>
</office:document-meta>
</file>